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42ad" officeooo:paragraph-rsid="001442ad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442ad" officeooo:paragraph-rsid="001442ad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442ad" officeooo:paragraph-rsid="0015013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8543f" officeooo:paragraph-rsid="0018543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5013a" officeooo:paragraph-rsid="0019570e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18543f"/>
    </style:style>
    <style:style style:name="P7" style:family="paragraph" style:parent-style-name="Standard">
      <style:text-properties officeooo:paragraph-rsid="0019570e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officeooo:rsid="0015013a" officeooo:paragraph-rsid="0018ee82" style:font-size-asian="12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officeooo:rsid="0015013a" officeooo:paragraph-rsid="0015013a" style:font-size-asian="12pt" style:font-size-complex="12pt"/>
    </style:style>
    <style:style style:name="P10" style:family="paragraph" style:parent-style-name="Standard" style:list-style-name="WW8Num1">
      <style:paragraph-properties fo:text-align="justify" style:justify-single-word="false"/>
      <style:text-properties fo:font-size="12pt" officeooo:rsid="0018543f" officeooo:paragraph-rsid="0018543f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6d51f"/>
    </style:style>
    <style:style style:name="P12" style:family="paragraph" style:parent-style-name="Standard" style:list-style-name="WW8Num1">
      <style:paragraph-properties fo:text-align="justify" style:justify-single-word="false"/>
      <style:text-properties officeooo:paragraph-rsid="0018543f"/>
    </style:style>
    <style:style style:name="T1" style:family="text">
      <style:text-properties officeooo:rsid="0014e96b"/>
    </style:style>
    <style:style style:name="T2" style:family="text">
      <style:text-properties fo:font-size="12pt" officeooo:rsid="0018543f" style:font-size-asian="12pt" style:font-size-complex="12pt"/>
    </style:style>
    <style:style style:name="T3" style:family="text">
      <style:text-properties fo:font-size="12pt" officeooo:rsid="0016d51f" style:font-size-asian="12pt" style:font-size-complex="12pt"/>
    </style:style>
    <style:style style:name="T4" style:family="text">
      <style:text-properties fo:font-size="12pt" officeooo:rsid="0018ee82" style:font-size-asian="12pt" style:font-size-complex="12pt"/>
    </style:style>
    <style:style style:name="T5" style:family="text">
      <style:text-properties officeooo:rsid="000af525"/>
    </style:style>
    <style:style style:name="T6" style:family="text">
      <style:text-properties officeooo:rsid="0018543f"/>
    </style:style>
    <style:style style:name="T7" style:family="text">
      <style:text-properties officeooo:rsid="001957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EITAS</text:p>
      <text:p text:style-name="P2"/>
      <text:p text:style-name="P3">Sim. Porque o software iria proporcionar agilidade no fluxo funcional da empresa, oferecendo um serviço específico na área de fretes, isto traria para a Empresa ganho de tempo em suas transações, modernidade e retorno financeiro, dando maior segurança e credibilidade a clientes e fornecedores que utilizam o seu Sistema. <text:span text:style-name="T1">O valor em espécie do software depende da demanda na área que o mesmo é proposto (Transportes), por isso é certo dizer que o cliente pagaria um preço de mercado que gira em torno de R$8.000,00 a R$12.000,00, mais uma taxa de manutenção mensal de R$1000,00 com <text:s/>suporte 24 horas para garantir a <text:s/>excelência <text:s/>do software.</text:span></text:p>
      <text:p text:style-name="P5">A forma de pagamento utilizar<text:span text:style-name="T7">á</text:span></text:p>
      <text:p text:style-name="P7"><text:s/>as mais convencionais até mesmo para facilitar o relacionamento Fornecedor/Cliente:</text:p>
      <text:list xml:id="list4075552520594044667" text:style-name="L1">
        <text:list-item>
          <text:p text:style-name="P8">Pagamento total a vista: <text:span text:style-name="T6"><text:s text:c="2"/>anual com desconto de 10% ou semestral com 5% de Desconto. </text:span></text:p>
        </text:list-item>
        <text:list-item>
          <text:p text:style-name="P9">Débito Automático;</text:p>
        </text:list-item>
        <text:list-item>
          <text:p text:style-name="P11"><text:span text:style-name="T3">Parcelamentos:</text:span><text:span text:style-name="T2"> m</text:span><text:span text:style-name="T4">e</text:span><text:span text:style-name="T2">nsal sem desconto.</text:span></text:p>
        </text:list-item>
      </text:list>
      <text:p text:style-name="P4"/>
      <text:p text:style-name="P4"/>
      <text:p text:style-name="P6">O Cliente também poderá optar por pagar via boleto, cartão crédito ou débito e cheque.</text:p>
      <text:p text:style-name="P6"><text:tab/>Nos três primeiros anos o valor da mensalidade receberá um reajuste de R$ 120,00 ao ano, já no <text:span text:style-name="T5">quarto </text:span><text:s/>ano em diante o reajuste será de acordo com a inflação Nacional. O reajuste anual será necessário devido as versões propostas para o software, que receberá uma nova versão a cada ano, com atualizações de otimização previstas para o sistema, como:</text:p>
      <text:list xml:id="list332606278980715100" text:style-name="WW8Num1">
        <text:list-item>
          <text:p text:style-name="P12">Opção de rastrear mercadoria via desktop;</text:p>
        </text:list-item>
        <text:list-item>
          <text:p text:style-name="P12">Integração do sistema com o site do cliente;</text:p>
        </text:list-item>
        <text:list-item>
          <text:p text:style-name="P12">Opção de rastrear a mercadoria via smartphone;</text:p>
        </text:list-item>
        <text:list-item>
          <text:p text:style-name="P12">implementação do sistema interligado com Smartphone do funcionário;</text:p>
        </text:list-item>
        <text:list-item>
          <text:p text:style-name="P12">Envio de status da mercadoria via E-mail ou sms</text:p>
        </text:list-item>
        <text:list-item>
          <text:p text:style-name="P10">Entre outr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1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9:21:50.487000000</meta:creation-date>
    <dc:date>2014-05-06T20:36:09.241000000</dc:date>
    <meta:editing-duration>PT23M48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5" meta:word-count="266" meta:character-count="1605" meta:non-whitespace-character-count="1354"/>
  </office:meta>
</office:document-meta>
</file>